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No ip</text:p>
          </table:table-cell>
          <table:table-cell office:value-type="string" calcext:value-type="string">
            <text:p>No w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6.1" calcext:value-type="float">
            <text:p>126.1</text:p>
          </table:table-cell>
          <table:table-cell office:value-type="float" office:value="215.3" calcext:value-type="float">
            <text:p>215.3</text:p>
          </table:table-cell>
          <table:table-cell office:value-type="float" office:value="136.4" calcext:value-type="float">
            <text:p>136.4</text:p>
          </table:table-cell>
          <table:table-cell office:value-type="float" office:value="250.6" calcext:value-type="float">
            <text:p>250.6</text:p>
          </table:table-cell>
          <table:table-cell/>
        </table:table-row>
        <table:table-row table:style-name="ro1">
          <table:table-cell office:value-type="float" office:value="112.25" calcext:value-type="float">
            <text:p>112.25</text:p>
          </table:table-cell>
          <table:table-cell office:value-type="float" office:value="154.53" calcext:value-type="float">
            <text:p>154.53</text:p>
          </table:table-cell>
          <table:table-cell office:value-type="float" office:value="125.05" calcext:value-type="float">
            <text:p>125.05</text:p>
          </table:table-cell>
          <table:table-cell office:value-type="float" office:value="52.67" calcext:value-type="float">
            <text:p>52.67</text:p>
          </table:table-cell>
          <table:table-cell/>
        </table:table-row>
        <table:table-row table:style-name="ro1">
          <table:table-cell office:value-type="float" office:value="241.32" calcext:value-type="float">
            <text:p>241.32</text:p>
          </table:table-cell>
          <table:table-cell office:value-type="float" office:value="104.7" calcext:value-type="float">
            <text:p>104.7</text:p>
          </table:table-cell>
          <table:table-cell office:value-type="float" office:value="45.24" calcext:value-type="float">
            <text:p>45.24</text:p>
          </table:table-cell>
          <table:table-cell office:value-type="float" office:value="51.12" calcext:value-type="float">
            <text:p>51.12</text:p>
          </table:table-cell>
          <table:table-cell/>
        </table:table-row>
        <table:table-row table:style-name="ro1">
          <table:table-cell office:value-type="float" office:value="326.24" calcext:value-type="float">
            <text:p>326.24</text:p>
          </table:table-cell>
          <table:table-cell office:value-type="float" office:value="323.39" calcext:value-type="float">
            <text:p>323.39</text:p>
          </table:table-cell>
          <table:table-cell office:value-type="float" office:value="196.19" calcext:value-type="float">
            <text:p>196.19</text:p>
          </table:table-cell>
          <table:table-cell office:value-type="float" office:value="152.13" calcext:value-type="float">
            <text:p>152.13</text:p>
          </table:table-cell>
          <table:table-cell/>
        </table:table-row>
        <table:table-row table:style-name="ro1">
          <table:table-cell office:value-type="float" office:value="82.29" calcext:value-type="float">
            <text:p>82.29</text:p>
          </table:table-cell>
          <table:table-cell office:value-type="float" office:value="217.55" calcext:value-type="float">
            <text:p>217.55</text:p>
          </table:table-cell>
          <table:table-cell office:value-type="float" office:value="333.43" calcext:value-type="float">
            <text:p>333.43</text:p>
          </table:table-cell>
          <table:table-cell office:value-type="float" office:value="74.42" calcext:value-type="float">
            <text:p>74.42</text:p>
          </table:table-cell>
          <table:table-cell/>
        </table:table-row>
        <table:table-row table:style-name="ro1">
          <table:table-cell office:value-type="float" office:value="188.88" calcext:value-type="float">
            <text:p>188.88</text:p>
          </table:table-cell>
          <table:table-cell office:value-type="float" office:value="79.2" calcext:value-type="float">
            <text:p>79.2</text:p>
          </table:table-cell>
          <table:table-cell office:value-type="float" office:value="165.19" calcext:value-type="float">
            <text:p>165.19</text:p>
          </table:table-cell>
          <table:table-cell office:value-type="float" office:value="87.76" calcext:value-type="float">
            <text:p>87.76</text:p>
          </table:table-cell>
          <table:table-cell/>
        </table:table-row>
        <table:table-row table:style-name="ro1">
          <table:table-cell office:value-type="float" office:value="149.56" calcext:value-type="float">
            <text:p>149.56</text:p>
          </table:table-cell>
          <table:table-cell office:value-type="float" office:value="694.07" calcext:value-type="float">
            <text:p>694.07</text:p>
          </table:table-cell>
          <table:table-cell office:value-type="float" office:value="171.12" calcext:value-type="float">
            <text:p>171.12</text:p>
          </table:table-cell>
          <table:table-cell office:value-type="float" office:value="30.48" calcext:value-type="float">
            <text:p>30.48</text:p>
          </table:table-cell>
          <table:table-cell/>
        </table:table-row>
        <table:table-row table:style-name="ro1">
          <table:table-cell office:value-type="float" office:value="661.358" calcext:value-type="float">
            <text:p>661.358</text:p>
          </table:table-cell>
          <table:table-cell office:value-type="float" office:value="140.46" calcext:value-type="float">
            <text:p>140.46</text:p>
          </table:table-cell>
          <table:table-cell office:value-type="float" office:value="197.32" calcext:value-type="float">
            <text:p>197.32</text:p>
          </table:table-cell>
          <table:table-cell office:value-type="float" office:value="274.42" calcext:value-type="float">
            <text:p>274.42</text:p>
          </table:table-cell>
          <table:table-cell/>
        </table:table-row>
        <table:table-row table:style-name="ro1">
          <table:table-cell office:value-type="float" office:value="171.84" calcext:value-type="float">
            <text:p>171.84</text:p>
          </table:table-cell>
          <table:table-cell office:value-type="float" office:value="309.04" calcext:value-type="float">
            <text:p>309.04</text:p>
          </table:table-cell>
          <table:table-cell office:value-type="float" office:value="223.99" calcext:value-type="float">
            <text:p>223.99</text:p>
          </table:table-cell>
          <table:table-cell office:value-type="float" office:value="73.81" calcext:value-type="float">
            <text:p>73.81</text:p>
          </table:table-cell>
          <table:table-cell/>
        </table:table-row>
        <table:table-row table:style-name="ro1">
          <table:table-cell office:value-type="float" office:value="382.029" calcext:value-type="float">
            <text:p>382.029</text:p>
          </table:table-cell>
          <table:table-cell office:value-type="float" office:value="113.72" calcext:value-type="float">
            <text:p>113.72</text:p>
          </table:table-cell>
          <table:table-cell office:value-type="float" office:value="315.39" calcext:value-type="float">
            <text:p>315.39</text:p>
          </table:table-cell>
          <table:table-cell office:value-type="float" office:value="98.28" calcext:value-type="float">
            <text:p>98.28</text:p>
          </table:table-cell>
          <table:table-cell/>
        </table:table-row>
        <table:table-row table:style-name="ro1">
          <table:table-cell office:value-type="float" office:value="215.78" calcext:value-type="float">
            <text:p>215.78</text:p>
          </table:table-cell>
          <table:table-cell office:value-type="float" office:value="129.82" calcext:value-type="float">
            <text:p>129.82</text:p>
          </table:table-cell>
          <table:table-cell office:value-type="float" office:value="112.4" calcext:value-type="float">
            <text:p>112.4</text:p>
          </table:table-cell>
          <table:table-cell office:value-type="float" office:value="93.68" calcext:value-type="float">
            <text:p>93.68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formula="of:=AVERAGE([.A2:.A12])" office:value-type="float" office:value="241.604272727273" calcext:value-type="float">
            <text:p>241.604272727273</text:p>
          </table:table-cell>
          <table:table-cell table:formula="of:=AVERAGE([.B2:.B12])" office:value-type="float" office:value="225.616363636364" calcext:value-type="float">
            <text:p>225.616363636364</text:p>
          </table:table-cell>
          <table:table-cell table:formula="of:=AVERAGE([.C2:.C12])" office:value-type="float" office:value="183.792727272727" calcext:value-type="float">
            <text:p>183.792727272727</text:p>
          </table:table-cell>
          <table:table-cell table:formula="of:=AVERAGE([.D2:.D12])" office:value-type="float" office:value="112.67" calcext:value-type="float">
            <text:p>112.67</text:p>
          </table:table-cell>
          <table:table-cell office:value-type="string" calcext:value-type="string">
            <text:p>Me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22:35:05.229239688</meta:creation-date>
    <dc:date>2024-03-23T01:33:54.996253770</dc:date>
    <meta:editing-duration>PT17M49S</meta:editing-duration>
    <meta:editing-cycles>1</meta:editing-cycles>
    <meta:document-statistic meta:table-count="1" meta:cell-count="53" meta:object-count="0"/>
    <meta:generator>LibreOffice/7.3.7.2$Linux_X86_64 LibreOffice_project/30$Build-2</meta:generator>
  </office:meta>
</office:document-meta>
</file>